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4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7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3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86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071cm" fo:min-width="0cm" loext:decorative="false"/>
    </style:style>
    <style:style style:name="gr10" style:family="graphic" style:parent-style-name="standard">
      <style:graphic-properties draw:stroke="none" draw:fill-color="#862121" draw:textarea-horizontal-align="justify" draw:textarea-vertical-align="middle" draw:auto-grow-height="false" fo:min-height="0.071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6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9.517cm" loext:decorative="false"/>
      <style:paragraph-properties style:writing-mode="lr-tb"/>
    </style:style>
    <style:style style:name="co1" style:family="table-column">
      <style:table-column-properties style:column-width="2.638cm" style:use-optimal-column-width="false"/>
    </style:style>
    <style:style style:name="co2" style:family="table-column">
      <style:table-column-properties style:column-width="2.637cm" style:use-optimal-column-width="false"/>
    </style:style>
    <style:style style:name="co3" style:family="table-column">
      <style:table-column-properties style:column-width="2.632cm" style:use-optimal-column-width="false"/>
    </style:style>
    <style:style style:name="ro1" style:family="table-row">
      <style:table-row-properties style:row-height="0.712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862121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53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568cm">
          <draw:text-box>
            <text:p><text:span text:style-name="T1">www.swingsurlasorgue.fr</text:span></text:p>
          </draw:text-box>
        </draw:frame>
        <draw:frame draw:style-name="gr3" draw:text-style-name="P3" draw:layer="layout" svg:width="1.341cm" svg:height="1.627cm" svg:x="2.503cm" svg:y="9.744cm">
          <draw:text-box>
            <text:p><text:span text:style-name="T2">A</text:span></text:p>
          </draw:text-box>
        </draw:frame>
        <draw:frame draw:style-name="gr4" draw:text-style-name="P3" draw:layer="layout" svg:width="1.358cm" svg:height="1.627cm" svg:x="2.494cm" svg:y="14.744cm">
          <draw:text-box>
            <text:p><text:span text:style-name="T2">G</text:span></text:p>
          </draw:text-box>
        </draw:frame>
        <draw:frame draw:style-name="gr5" draw:text-style-name="P3" draw:layer="layout" svg:width="1.241cm" svg:height="1.627cm" svg:x="2.553cm" svg:y="20.044cm">
          <draw:text-box>
            <text:p><text:span text:style-name="T2">E</text:span></text:p>
          </draw:text-box>
        </draw:frame>
        <draw:frame draw:style-name="gr6" draw:text-style-name="P3" draw:layer="layout" svg:width="1.334cm" svg:height="1.627cm" svg:x="2.506cm" svg:y="4.615cm">
          <draw:text-box>
            <text:p><text:span text:style-name="T2">C</text:span></text:p>
          </draw:text-box>
        </draw:frame>
        <draw:frame draw:style-name="gr7" draw:text-style-name="P3" draw:layer="layout" svg:width="1.386cm" svg:height="1.627cm" svg:x="2.437cm" svg:y="24.941cm">
          <draw:text-box>
            <text:p><text:span text:style-name="T2">D</text:span></text:p>
          </draw:text-box>
        </draw:frame>
        <draw:frame draw:style-name="gr8" draw:layer="layout" svg:width="13.182cm" svg:height="3.559cm" svg:x="5.468cm" svg:y="18.9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layer="layout" svg:width="13.182cm" svg:height="3.559cm" svg:x="5.469cm" svg:y="13.8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layer="layout" svg:width="13.182cm" svg:height="3.559cm" svg:x="5.469cm" svg:y="8.6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layer="layout" svg:width="13.182cm" svg:height="3.559cm" svg:x="5.469cm" svg:y="3.6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layer="layout" svg:width="13.182cm" svg:height="3.559cm" svg:x="5.427cm" svg:y="24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9" draw:text-style-name="P4" draw:layer="layout" svg:width="0.453cm" svg:height="0.453cm" svg:x="9.148cm" svg:y="2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2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26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2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8cm" svg:y="26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04cm" svg:y="26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04cm" svg:y="26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04cm" svg:y="25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07cm" svg:y="25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8cm" svg:y="2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2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2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42cm" svg:y="24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8cm" svg:y="2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9.148cm" svg:y="26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4.463cm" svg:y="2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117cm" svg:y="6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9.197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117cm" svg:y="3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3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3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7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6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7cm" svg:y="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60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4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791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7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12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1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3cm" svg:y="1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1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10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27cm" svg:y="10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9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27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3cm" svg:y="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8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8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1.83cm" svg:y="8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1.83cm" svg:y="1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115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1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17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04cm" svg:y="1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1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49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15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49cm" svg:y="15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15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1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1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1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1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13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04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9.22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104cm" svg:y="1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2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23cm" svg:y="2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78cm" svg:y="22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2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75cm" svg:y="21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2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75cm" svg:y="20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78cm" svg:y="20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2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75cm" svg:y="2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19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78cm" svg:y="19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78cm" svg:y="18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23cm" svg:y="18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18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1.823cm" svg:y="19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078cm" svg:y="21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1.123cm" svg:height="0.945cm" svg:x="8.909cm" svg:y="22.681cm">
          <draw:text-box>
            <text:p text:style-name="P6"><text:span text:style-name="T3">12</text:span></text:p>
          </draw:text-box>
        </draw:frame>
        <draw:frame draw:style-name="gr11" draw:text-style-name="P7" draw:layer="layout" svg:width="1.123cm" svg:height="0.945cm" svg:x="8.842cm" svg:y="17.57cm">
          <draw:text-box>
            <text:p text:style-name="P6"><text:span text:style-name="T3">10</text:span></text:p>
          </draw:text-box>
        </draw:frame>
        <draw:frame draw:style-name="gr11" draw:text-style-name="P7" draw:layer="layout" svg:width="1.123cm" svg:height="0.945cm" svg:x="11.634cm" svg:y="12.287cm">
          <draw:text-box>
            <text:p text:style-name="P6"><text:span text:style-name="T3">8</text:span></text:p>
          </draw:text-box>
        </draw:frame>
        <draw:frame draw:style-name="gr11" draw:text-style-name="P7" draw:layer="layout" svg:width="1.123cm" svg:height="0.945cm" svg:x="9.001cm" svg:y="7.297cm">
          <draw:text-box>
            <text:p text:style-name="P6"><text:span text:style-name="T3">5</text:span></text:p>
          </draw:text-box>
        </draw:frame>
        <draw:frame draw:style-name="gr11" draw:text-style-name="P7" draw:layer="layout" svg:width="1.123cm" svg:height="0.945cm" svg:x="8.985cm" svg:y="27.896cm">
          <draw:text-box>
            <text:p text:style-name="P6"><text:span text:style-name="T3">3</text:span></text:p>
          </draw:text-box>
        </draw:frame>
        <draw:frame draw:style-name="gr12" draw:text-style-name="P3" draw:layer="layout" svg:width="11.909cm" svg:height="1.627cm" svg:x="4.546cm" svg:y="1.031cm">
          <draw:text-box>
            <text:p><text:span text:style-name="T2">Gamme majeure 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21:43:33.073000000</meta:creation-date>
    <dc:date>2025-02-24T16:09:16.901000000</dc:date>
    <meta:editing-duration>PT21M54S</meta:editing-duration>
    <meta:editing-cycles>3</meta:editing-cycles>
    <meta:generator>LibreOffice/24.8.4.2$Windows_X86_64 LibreOffice_project/bb3cfa12c7b1bf994ecc5649a80400d06cd71002</meta:generator>
    <meta:document-statistic meta:object-count="102"/>
  </office:meta>
</office:document-meta>
</file>